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Standard-subtitle">
      <style:graphic-properties draw:fill-color="#ffffff" fo:min-height="12.19cm"/>
      <style:paragraph-properties style:writing-mode="lr-tb"/>
    </style:style>
    <style:style style:name="pr2" style:family="presentation" style:parent-style-name="Standard-notes">
      <style:graphic-properties draw:fill-color="#ffffff" fo:min-height="12.572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subtitle">
      <style:graphic-properties draw:fill-color="#ffffff" fo:min-height="8.5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outline1">
      <style:graphic-properties fo:min-height="4.106cm"/>
      <style:paragraph-properties style:writing-mode="lr-tb"/>
    </style:style>
    <style:style style:name="pr7" style:family="presentation" style:parent-style-name="Standard-outline1">
      <style:graphic-properties fo:min-height="8.884cm"/>
      <style:paragraph-properties style:writing-mode="lr-tb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4.70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P1" style:family="paragraph">
      <style:text-properties fo:font-size="60pt" style:text-underline-style="none" fo:font-weight="normal" style:font-size-asian="60pt" style:font-weight-asian="normal" style:font-size-complex="60pt" style:font-weight-complex="normal"/>
    </style:style>
    <style:style style:name="P2" style:family="paragraph">
      <loext:graphic-properties draw:fill-color="#ffffff"/>
      <style:text-properties fo:font-size="60pt" style:text-underline-style="none" fo:font-weight="normal" style:font-size-asian="60pt" style:font-weight-asian="normal" style:font-size-complex="60pt" style:font-weight-complex="normal"/>
    </style:style>
    <style:style style:name="P3" style:family="paragraph">
      <loext:graphic-properties draw:fill-color="#ffffff"/>
    </style:style>
    <style:style style:name="P4" style:family="paragraph">
      <style:text-properties fo:font-size="28pt"/>
    </style:style>
    <style:style style:name="P5" style:family="paragraph">
      <style:text-properties fo:font-size="28pt" fo:font-weight="bold" style:font-weight-asian="bold" style:font-weight-complex="bold"/>
    </style:style>
    <style:style style:name="P6" style:family="paragraph">
      <style:paragraph-properties fo:text-align="center"/>
    </style:style>
    <style:style style:name="T1" style:family="text">
      <style:text-properties fo:font-size="60pt" style:text-underline-style="none" fo:font-weight="normal" style:font-size-asian="60pt" style:font-weight-asian="normal" style:font-size-complex="60pt" style:font-weight-complex="normal"/>
    </style:style>
    <style:style style:name="T2" style:family="text">
      <style:text-properties fo:color="#808080" loext:opacity="100%" fo:font-size="36pt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3" style:family="text">
      <style:text-properties style:text-position="33% 58%"/>
    </style:style>
    <style:style style:name="T4" style:family="text">
      <style:text-properties style:text-position="0% 100%" fo:font-size="32pt" fo:font-style="italic" style:font-size-asian="32pt" style:font-style-asian="italic" style:font-size-complex="32pt" style:font-style-complex="italic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1" fo:text-shadow="none" style:text-underline-style="none" fo:font-weight="normal" style:letter-kerning="true" fo:background-color="transparent" style:font-name-asian="Noto Sans CJK SC" style:font-weight-asian="normal" style:font-name-complex="Noto Sans Devanagari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Noto Sans1" fo:text-shadow="none" style:text-underline-style="none" fo:font-weight="normal" style:letter-kerning="true" fo:background-color="transparent" style:font-name-asian="Noto Sans CJK SC" style:font-weight-asian="normal" style:font-name-complex="Noto Sans Devanagari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1" fo:font-size="32pt" fo:font-style="italic" fo:text-shadow="none" style:text-underline-style="none" fo:font-weight="normal" style:letter-kerning="true" fo:background-color="transparent" style:font-name-asian="Noto Sans CJK SC" style:font-size-asian="32pt" style:font-style-asian="italic" style:font-weight-asian="normal" style:font-name-complex="Noto Sans Devanagari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32">
        <draw:frame presentation:style-name="pr1" draw:text-style-name="P2" draw:layer="layout" svg:width="25.199cm" svg:height="12.19cm" svg:x="1.4cm" svg:y="1.528cm" presentation:class="subtitle" presentation:user-transformed="true">
          <draw:text-box>
            <text:p text:style-name="P1"><text:span text:style-name="T1">Spécialité NSI</text:span></text:p>
            <text:p text:style-name="P1"><text:span text:style-name="T2">Numérique et Sciences Informatique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0">
        <draw:frame presentation:style-name="pr3" draw:layer="layout" svg:width="25.199cm" svg:height="3.655cm" svg:x="1.4cm" svg:y="0.845cm" presentation:class="title" presentation:user-transformed="true">
          <draw:text-box>
            <text:p>Programme de 1<text:span text:style-name="T3">ère</text:span><text:span text:style-name="T3"><text:line-break/></text:span><text:span text:style-name="T4">Représentation des données (binaire)</text:span></text:p>
          </draw:text-box>
        </draw:frame>
        <draw:frame presentation:style-name="pr4" draw:text-style-name="P3" draw:layer="layout" svg:width="25.199cm" svg:height="8.5cm" svg:x="1.5cm" svg:y="6cm" presentation:class="subtitle" presentation:user-transformed="true">
          <draw:text-box>
            <text:p>101010 → 42</text:p>
            <text:p>11111110 → -2</text:p>
            <text:p><text:span text:style-name="T5">0011 1111 0100 0000 0000 0000 0000 0000</text:span> → 0,75</text:p>
            <text:p>0xff → 255</text:p>
            <text:p>‘a’ → 97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0">
        <draw:frame presentation:style-name="pr3" draw:layer="layout" svg:width="25.199cm" svg:height="3.655cm" svg:x="1.4cm" svg:y="0.845cm" presentation:class="title" presentation:user-transformed="true">
          <draw:text-box>
            <text:p><text:span text:style-name="T6">Programme de 1</text:span><text:span text:style-name="T7">ère</text:span><text:span text:style-name="T7"><text:line-break/></text:span><text:span text:style-name="T4">Structures de données données</text:span></text:p>
          </draw:text-box>
        </draw:frame>
        <draw:frame presentation:style-name="pr4" draw:text-style-name="P3" draw:layer="layout" svg:width="25.199cm" svg:height="8.5cm" svg:x="1.5cm" svg:y="6cm" presentation:class="subtitle" presentation:user-transformed="true">
          <draw:text-box>
            <text:p>Paire → (x, y)</text:p>
            <text:p>Tableaux → [10, 20, 30, 42]</text:p>
            <text:p>Dictionnaires → {‘nom’ : ‘Léo’, ‘lieu’ : ‘Cognac’}</text:p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0">
        <draw:frame presentation:style-name="pr3" draw:layer="layout" svg:width="25.199cm" svg:height="3.655cm" svg:x="1.4cm" svg:y="0.845cm" presentation:class="title" presentation:user-transformed="true">
          <draw:text-box>
            <text:p><text:span text:style-name="T6">Programme de 1</text:span><text:span text:style-name="T7">ère</text:span><text:span text:style-name="T7"><text:line-break/></text:span><text:span text:style-name="T8">Traitement de données en table</text:span></text:p>
          </draw:text-box>
        </draw:frame>
        <draw:frame presentation:style-name="pr4" draw:text-style-name="P3" draw:layer="layout" svg:width="25.199cm" svg:height="8.5cm" svg:x="1.5cm" svg:y="6cm" presentation:class="subtitle" presentation:user-transformed="true">
          <draw:text-box>
            <text:p>Recherche, tri, de tables de données en python</text:p>
            <text:p/>
            <text:p/>
          </draw:text-box>
        </draw:frame>
        <draw:frame draw:style-name="standard" draw:layer="layout" svg:width="14.098cm" svg:height="3.998cm" svg:x="7.014cm" svg:y="10.7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/>
              <table:table-cell/>
              <table:table-cell/>
            </table:table-row>
            <table:table-row table:style-name="ro2" table:default-cell-style-name="gray2"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0">
        <draw:frame presentation:style-name="pr3" draw:layer="layout" svg:width="25.199cm" svg:height="3.655cm" svg:x="1.4cm" svg:y="0.845cm" presentation:class="title" presentation:user-transformed="true">
          <draw:text-box>
            <text:p><text:span text:style-name="T6">Programme de 1</text:span><text:span text:style-name="T7">ère</text:span><text:span text:style-name="T7"><text:line-break/></text:span><text:span text:style-name="T8">Web</text:span></text:p>
          </draw:text-box>
        </draw:frame>
        <draw:frame presentation:style-name="pr4" draw:text-style-name="P3" draw:layer="layout" svg:width="25.199cm" svg:height="9.193cm" svg:x="1.5cm" svg:y="5.654cm" presentation:class="subtitle" presentation:user-transformed="true">
          <draw:text-box>
            <text:list text:style-name="L1">
              <text:list-item>
                <text:p>Programmation d’interface homme/machine sur le web</text:p>
                <text:p/>
              </text:list-item>
              <text:list-item>
                <text:p>Fonctionnement de l’interaction client/serveur</text:p>
              </text:list-item>
            </text:list>
            <text:p/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0">
        <draw:frame presentation:style-name="pr3" draw:layer="layout" svg:width="25.199cm" svg:height="3.655cm" svg:x="1.4cm" svg:y="0.845cm" presentation:class="title" presentation:user-transformed="true">
          <draw:text-box>
            <text:p><text:span text:style-name="T6">Programme de 1</text:span><text:span text:style-name="T7">ère</text:span><text:span text:style-name="T7"><text:line-break/></text:span><text:span text:style-name="T8">Architecture matérielle et systèmes d’exploitation</text:span></text:p>
          </draw:text-box>
        </draw:frame>
        <draw:frame presentation:style-name="pr4" draw:text-style-name="P3" draw:layer="layout" svg:width="25.199cm" svg:height="8.5cm" svg:x="1.5cm" svg:y="6cm" presentation:class="subtitle" presentation:user-transformed="true">
          <draw:text-box>
            <text:list text:style-name="L1">
              <text:list-item>
                <text:p>Architecture d’un ordinateur</text:p>
              </text:list-item>
              <text:list-item>
                <text:p>Réseau</text:p>
              </text:list-item>
              <text:list-item>
                <text:p>Système d’exploitation (ligne de commande)</text:p>
              </text:list-item>
            </text:list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0">
        <draw:frame presentation:style-name="pr3" draw:layer="layout" svg:width="25.199cm" svg:height="3.655cm" svg:x="1.4cm" svg:y="0.845cm" presentation:class="title" presentation:user-transformed="true">
          <draw:text-box>
            <text:p><text:span text:style-name="T6">Programme de 1</text:span><text:span text:style-name="T7">ère</text:span><text:span text:style-name="T7"><text:line-break/></text:span><text:span text:style-name="T8">Langages et programmation</text:span></text:p>
          </draw:text-box>
        </draw:frame>
        <draw:frame presentation:style-name="pr4" draw:text-style-name="P3" draw:layer="layout" svg:width="25.199cm" svg:height="8.5cm" svg:x="1.5cm" svg:y="6cm" presentation:class="subtitle" presentation:user-transformed="true">
          <draw:text-box>
            <text:list text:style-name="L1">
              <text:list-item>
                <text:p>Python</text:p>
                <text:p/>
              </text:list-item>
              <text:list-item>
                <text:p>Techniques de programmation</text:p>
              </text:list-item>
            </text:list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0">
        <draw:frame presentation:style-name="pr3" draw:layer="layout" svg:width="25.199cm" svg:height="3.655cm" svg:x="1.4cm" svg:y="0.845cm" presentation:class="title" presentation:user-transformed="true">
          <draw:text-box>
            <text:p><text:span text:style-name="T6">Programme de 1</text:span><text:span text:style-name="T7">ère</text:span><text:span text:style-name="T7"><text:line-break/></text:span><text:span text:style-name="T8">Algorithmique</text:span></text:p>
          </draw:text-box>
        </draw:frame>
        <draw:frame presentation:style-name="pr4" draw:text-style-name="P3" draw:layer="layout" svg:width="25.199cm" svg:height="8.5cm" svg:x="1.5cm" svg:y="6cm" presentation:class="subtitle" presentation:user-transformed="true">
          <draw:text-box>
            <text:list text:style-name="L1">
              <text:list-item>
                <text:p>Recherche dans un tableau</text:p>
              </text:list-item>
              <text:list-item>
                <text:p>Tris de tableaux</text:p>
              </text:list-item>
              <text:list-item>
                <text:p>Efficacité des algorithmes</text:p>
              </text:list-item>
              <text:list-item>
                <text:p>Familles d’algorithmes</text:p>
              </text:list-item>
            </text:list>
            <text:p/>
          </draw:text-box>
        </draw:frame>
        <presentation:notes draw:style-name="dp1">
          <draw:page-thumbnail draw:style-name="gr1" draw:layer="layout" svg:width="18.624cm" svg:height="10.476cm" svg:x="1.482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34">
        <draw:frame presentation:style-name="pr5" draw:layer="layout" svg:width="25.199cm" svg:height="2.629cm" svg:x="1.4cm" svg:y="0.628cm" presentation:class="title" presentation:user-transformed="true">
          <draw:text-box>
            <text:p><text:span text:style-name="T6">Programme de T</text:span><text:span text:style-name="T7">ale</text:span></text:p>
          </draw:text-box>
        </draw:frame>
        <draw:frame presentation:style-name="pr6" draw:text-style-name="P4" draw:layer="layout" svg:width="12.6cm" svg:height="4.356cm" svg:x="1.4cm" svg:y="3.685cm" presentation:class="outline" presentation:user-transformed="true">
          <draw:text-box>
            <text:list text:style-name="L3">
              <text:list-item>
                <text:p text:style-name="P4"><text:span text:style-name="T9">Structures de </text:span><text:span text:style-name="T9">données :</text:span> objets, listes, piles, files, arbres, graphes</text:p>
              </text:list-item>
            </text:list>
            <text:p text:style-name="P4"/>
          </draw:text-box>
        </draw:frame>
        <draw:frame presentation:style-name="pr6" draw:text-style-name="P4" draw:layer="layout" svg:width="11.5cm" svg:height="4.356cm" svg:x="14.8cm" svg:y="10.644cm" presentation:class="outline" presentation:user-transformed="true">
          <draw:text-box>
            <text:list text:style-name="L3">
              <text:list-item>
                <text:p text:style-name="P4"><text:span text:style-name="T9">Base de </text:span><text:span text:style-name="T9">données</text:span> (SQL)</text:p>
              </text:list-item>
            </text:list>
          </draw:text-box>
        </draw:frame>
        <draw:frame presentation:style-name="pr6" draw:text-style-name="P5" draw:layer="layout" svg:width="12.5cm" svg:height="4.356cm" svg:x="14.7cm" svg:y="6.738cm" presentation:class="outline" presentation:user-transformed="true">
          <draw:text-box>
            <text:list text:style-name="L3">
              <text:list-item>
                <text:p text:style-name="P5"><text:span text:style-name="T9">Archi </text:span><text:span text:style-name="T9">matérielle, </text:span><text:span text:style-name="T9">système </text:span><text:span text:style-name="T9">d’exploitation </text:span><text:span text:style-name="T9">et réseaux</text:span></text:p>
              </text:list-item>
            </text:list>
          </draw:text-box>
        </draw:frame>
        <draw:frame presentation:style-name="pr6" draw:text-style-name="P4" draw:layer="layout" svg:width="12.6cm" svg:height="5.044cm" svg:x="1.4cm" svg:y="8.456cm" presentation:class="outline" presentation:user-transformed="true">
          <draw:text-box>
            <text:list text:style-name="L3">
              <text:list-item>
                <text:p text:style-name="P4"><text:span text:style-name="T9">Langages et </text:span><text:span text:style-name="T9">programmatio</text:span><text:span text:style-name="T9">n :</text:span> types de langages de programmation, <text:s/>programmation</text:p>
              </text:list-item>
            </text:list>
          </draw:text-box>
        </draw:frame>
        <draw:frame presentation:style-name="pr6" draw:text-style-name="P5" draw:layer="layout" svg:width="12.5cm" svg:height="4.356cm" svg:x="14.7cm" svg:y="3.644cm" presentation:class="outline" presentation:user-transformed="true">
          <draw:text-box>
            <text:list text:style-name="L3">
              <text:list-item>
                <text:p text:style-name="P5"><text:span text:style-name="T9">Algorithmiqu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">
        <draw:frame presentation:style-name="pr3" draw:layer="layout" svg:width="25.199cm" svg:height="2.629cm" svg:x="1.4cm" svg:y="0.628cm" presentation:class="title">
          <draw:text-box>
            <text:p>Partie cours plutôt théorique</text:p>
          </draw:text-box>
        </draw:frame>
        <draw:frame presentation:style-name="pr7" draw:layer="layout" svg:width="25.199cm" svg:height="9.134cm" svg:x="1.4cm" svg:y="4.866cm" presentation:class="outline" presentation:user-transformed="true">
          <draw:text-box>
            <text:list text:style-name="L3">
              <text:list-item>
                <text:p>Proche des mathématiques (mais pas de celles qu’on fait en math)</text:p>
              </text:list-item>
              <text:list-item>
                <text:p>Algorithmique</text:p>
              </text:list-item>
              <text:list-item>
                <text:p>Comprendre les systèmes</text:p>
              </text:list-item>
              <text:list-item>
                <text:p><text:span text:style-name="T10">Il peut même </text:span><text:span text:style-name="T10">y avoir </text:span><text:span text:style-name="T10">quelques </text:span><text:span text:style-name="T10">preuves à </text:span><text:span text:style-name="T10">faire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">
        <draw:frame presentation:style-name="pr3" draw:layer="layout" svg:width="25.199cm" svg:height="4.235cm" svg:x="1.4cm" svg:y="0.265cm" presentation:class="title" presentation:user-transformed="true">
          <draw:text-box>
            <text:p>Partie TP :<text:line-break/>programmation en python</text:p>
          </draw:text-box>
        </draw:frame>
        <draw:frame presentation:style-name="pr7" draw:text-style-name="P6" draw:layer="layout" svg:width="25.199cm" svg:height="7.634cm" svg:x="1.4cm" svg:y="6cm" presentation:class="outline" presentation:user-transformed="true">
          <draw:text-box>
            <text:list text:style-name="L3">
              <text:list-item>
                <text:p text:style-name="P6">Application concrète des cours</text:p>
                <text:p text:style-name="P6"/>
              </text:list-item>
              <text:list-item>
                <text:p text:style-name="P6">Projets de programmation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adornments="Normal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Normal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style-name="Normal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8.624cm" svg:height="10.476cm" svg:x="1.482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1-19T00:26:27.330318360</meta:creation-date>
    <dc:date>2021-01-19T01:22:42.840798376</dc:date>
    <meta:editing-duration>PT3M33S</meta:editing-duration>
    <meta:editing-cycles>2</meta:editing-cycles>
    <meta:generator>LibreOffice/7.0.4.2$Linux_X86_64 LibreOffice_project/00$Build-2</meta:generator>
    <meta:document-statistic meta:object-count="69"/>
  </office:meta>
</office:document-meta>
</file>